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6cm"/>
    </style:style>
    <style:style style:name="co3" style:family="table-column">
      <style:table-column-properties fo:break-before="auto" style:column-width="6.0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Nimbus Sans L" style:font-name-asian="DejaVu Sans" style:font-name-complex="DejaVu Sans"/>
    </style:style>
    <style:style style:name="ce6" style:family="table-cell" style:parent-style-name="Default">
      <style:text-properties style:text-outline="false" style:text-line-through-style="none" style:font-name="Monospace" fo:font-size="10pt" fo:language="en" fo:country="US" fo:font-style="normal" fo:text-shadow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5.65000009536743pt" style:language-complex="en" style:country-complex="US" style:font-style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5.69999980926514pt"/>
    </style:style>
    <style:style style:name="T2" style:family="text">
      <style:text-properties fo:color="#141312" style:font-name="Monospace" fo:font-size="10pt" style:font-name-asian="Monospace" style:font-size-asian="10pt" style:font-name-complex="Monospace" style:font-size-complex="5.69999980926514pt"/>
    </style:style>
    <style:style style:name="T3" style:family="text">
      <style:text-properties fo:color="#800000" style:font-name="Monospace" fo:font-size="10pt" style:font-name-asian="Monospace" style:font-size-asian="10pt" style:font-name-complex="Monospace" style:font-size-complex="5.69999980926514pt"/>
    </style:style>
    <style:style style:name="T4" style:family="text">
      <style:text-properties fo:color="#0000ff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5.69999980926514pt"/>
    </style:style>
    <style:style style:name="T5" style:family="text">
      <style:text-properties fo:color="#0000ff" style:font-name="Monospace" fo:font-size="10pt" style:font-name-asian="Monospace" style:font-size-asian="10pt" style:font-name-complex="Monospace" style:font-size-complex="5.69999980926514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fo:font-weight="bold" style:font-name-asian="Monospace" style:font-size-asian="10pt" style:font-weight-asian="bold" style:font-name-complex="Monospace" style:font-size-complex="5.69999980926514pt" style:font-weight-complex="bold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ilość bajtów</text:p>
          </table:table-cell>
          <table:table-cell office:value-type="string">
            <text:p>co</text:p>
          </table:table-cell>
          <table:table-cell office:value-type="string">
            <text:p>typ</text:p>
          </table:table-cell>
          <table:table-cell office:value-type="string">
            <text:p>zbiór wart.</text:p>
          </table:table-cell>
        </table:table-row>
        <table:table-row table:style-name="ro1">
          <table:table-cell table:style-name="ce1" office:value-type="string" table:number-columns-spanned="1" table:number-rows-spanned="5">
            <text:p>nagłówek</text:p>
          </table:table-cell>
          <table:table-cell office:value-type="float" office:value="4">
            <text:p>4</text:p>
          </table:table-cell>
          <table:table-cell office:value-type="string">
            <text:p>id sesji</text:p>
          </table:table-cell>
          <table:table-cell/>
          <table:table-cell office:value-type="string">
            <text:p>0-2^32</text:p>
          </table:table-cell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źródło (strerownik, aplikacja, serwer)</text:p>
          </table:table-cell>
          <table:table-cell/>
          <table:table-cell office:value-type="string">
            <text:p>0- driver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string">
            <text:p>timestamp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">
            <text:p>1</text:p>
          </table:table-cell>
          <table:table-cell office:value-type="string">
            <text:p>typ komunikatu</text:p>
          </table:table-cell>
          <table:table-cell/>
          <table:table-cell office:value-type="string">
            <text:p>session req,ack, check, confirm, update, close, objects, other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string">
            <text:p>długość dany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ługość danych</text:p>
          </table:table-cell>
          <table:table-cell office:value-type="string">
            <text:p>dan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Format pakietu się zgadza, tak dla ścisłości użyłem struct z parametrem fmt = "!ibibh" który oznacza powyższy format – robiac pakiet zajrzyj do dokumentacji pythona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szczegolne komunikaty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<text:span text:style-name="T1">SREQ,</text:span><text:span text:style-name="T2"> </text:span><text:span text:style-name="T1">SACK,</text:span><text:span text:style-name="T2"> </text:span><text:span text:style-name="T1">SDEN,CHECK,</text:span><text:span text:style-name="T2"> </text:span><text:span text:style-name="T1">CONFIRM,</text:span><text:span text:style-name="T2"> </text:span><text:span text:style-name="T1">UPDATE,</text:span><text:span text:style-name="T2"> </text:span><text:span text:style-name="T1">CLOSE,</text:span><text:span text:style-name="T2"> </text:span><text:span text:style-name="T1">OBJECT,</text:span><text:span text:style-name="T2"> </text:span><text:span text:style-name="T1">OTHER,</text:span><text:span text:style-name="T2"> </text:span><text:span text:style-name="T1">ERROR</text:span><text:span text:style-name="T2"> </text:span><text:span text:style-name="T1">=</text:span><text:span text:style-name="T2"> </text:span><text:span text:style-name="T1">range(</text:span><text:span text:style-name="T3">10</text:span>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oszczególne źródła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" office:value-type="string">
            <text:p><text:span text:style-name="T4">DRIVER</text:span><text:span text:style-name="T1">,</text:span><text:span text:style-name="T2"> </text:span><text:span text:style-name="T1">APPLICATION,</text:span><text:span text:style-name="T2"> </text:span><text:span text:style-name="T1">SERVER</text:span><text:span text:style-name="T2"> </text:span><text:span text:style-name="T1">=</text:span><text:span text:style-name="T2"> </text:span><text:span text:style-name="T1">range(</text:span><text:span text:style-name="T3">3</text:span><text:span text:style-name="T1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Uznalem ze nie da się zalogowac dopoki nie ma drivera. W przypadku proby klient dostaje odpowiedz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.sendData(Packet.packetFromContent(sid, Packet.Sources.SERVER, 0, Packet.Communicates.SDEN, "NO DRIVER").toString()) // tutaj sid = 0</text:p>
          </table:table-cell>
          <table:table-cell table:number-columns-repeated="2"/>
        </table:table-row>
        <table:table-row table:style-name="ro1">
          <table:table-cell table:style-name="ce2" table:number-columns-repeated="2"/>
          <table:table-cell table:style-name="ce2" office:value-type="string">
            <text:p>W przypadku sukcesu zalogowania się dostaje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office:value-type="string">
            <text:p><text:span text:style-name="T1">u.sendData(Packet.packetFromContent(sid,</text:span><text:span text:style-name="T2"> </text:span><text:span text:style-name="T1">Packet.Sources.SERVER,</text:span><text:span text:style-name="T2"> </text:span><text:span text:style-name="T3">0</text:span><text:span text:style-name="T1">,</text:span><text:span text:style-name="T2"> </text:span><text:span text:style-name="T1">Packet.Communicates.SACK,</text:span><text:span text:style-name="T2"> </text:span><text:span text:style-name="T1">str(sid)).toString()) //tutaj sidy sa takie same – nowo nadany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W przypadku złych danych dostaje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.sendData(Packet.packetFromContent(sid, Packet.Sources.SERVER, 0, Packet.Communicates.SDEN, "BAD CREDENTIALS").toString()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Pakiet do logowania klienta(aplikacji) powinien wygladac tak: 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table:style-name="ce5" office:value-type="string">
            <text:p>Packet.packetFromContent(0, Packet.Sources.APPLICATION, 0, Packet.Communicates.SREQ, "login:haslo:port:token") //wazna tresc! Rozdzielone dwukropkami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Pakiet do logowania drivera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cket.packetFromContent(0, Packet.Sources.DRIVER, 0, Packet.Communicates.SREQ, "login:haslo") //wazna tresc! Rozdzielone dwukropkam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>
            <text:p>Jak bys nie był pewny o co chodzi to naglowek funkcji tworzacej pakiet: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6" office:value-type="string">
            <text:p><text:span text:style-name="T5">def</text:span><text:span text:style-name="T2"> </text:span><text:span text:style-name="T6">packetFromCont</text:span><text:span text:style-name="T1">(id,source,timestamp,command,content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sam na podstawie dlugosci contentu ustala pole dlugosc danych...)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9">19.01.2010</text:date>, <text:time>18:23:3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9-12-02T11:56:33</meta:creation-date>
    <dc:date>2010-01-19T18:23:31</dc:date>
    <meta:editing-cycles>5</meta:editing-cycles>
    <meta:editing-duration>PT04H05M18S</meta:editing-duration>
    <meta:document-statistic meta:table-count="3" meta:cell-count="38" meta:object-count="0"/>
    <meta:user-defined meta:name="Informacja 1"/>
    <meta:user-defined meta:name="Informacja 2"/>
    <meta:user-defined meta:name="Informacja 3"/>
    <meta:user-defined meta:name="Informacja 4"/>
  </office:meta>
</office:document-meta>
</file>